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145.3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 batter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NCR18650PF</text:p>
          </table:table-cell>
          <table:table-cell office:value-type="float" office:value="2.75" calcext:value-type="float">
            <text:p>2.75</text:p>
          </table:table-cell>
          <table:table-cell table:formula="of:=[.F2]*[.B2]" office:value-type="float" office:value="5.5" calcext:value-type="float">
            <text:p>5.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 3,60V 2,90AH</text:p>
          </table:table-cell>
          <table:table-cell/>
          <table:table-cell office:value-type="string" calcext:value-type="string">
            <text:p>http://www.tme.eu/en/details/ncr18650pf/rechargeable-batteries/panasonic/ncr18650pf-360v-290ah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F3]*[.B3]"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http://www.ebay.com/itm/331683831675?_trksid=p2057872.m2749.l2649&amp;ssPageName=STRK%3AMEBIDX%3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Farnell</text:p>
          </table:table-cell>
          <table:table-cell office:value-type="float" office:value="1497672" calcext:value-type="float">
            <text:p>1497672</text:p>
          </table:table-cell>
          <table:table-cell office:value-type="float" office:value="0.697" calcext:value-type="float">
            <text:p>0.697</text:p>
          </table:table-cell>
          <table:table-cell table:formula="of:=[.F4]*[.B4]" office:value-type="float" office:value="2.788" calcext:value-type="float">
            <text:p>2.78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EMT6200FX01</text:p>
          </table:table-cell>
          <table:table-cell/>
          <table:table-cell office:value-type="string" calcext:value-type="string">
            <text:p>http://lt.farnell.com/vishay/temt6200fx01/photodiode-sensor-ambient-light/dp/1497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 transmitt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FM02/433S2</text:p>
          </table:table-cell>
          <table:table-cell office:value-type="float" office:value="2.3" calcext:value-type="float">
            <text:p>2.3</text:p>
          </table:table-cell>
          <table:table-cell table:formula="of:=[.F5]*[.B5]" office:value-type="float" office:value="2.3" calcext:value-type="float">
            <text:p>2.3</text:p>
          </table:table-cell>
          <table:table-cell office:value-type="string" calcext:value-type="string">
            <text:p>HOPE MICROELECTRONICS</text:p>
          </table:table-cell>
          <table:table-cell office:value-type="string" calcext:value-type="string">
            <text:p>RFM02 433S2</text:p>
          </table:table-cell>
          <table:table-cell/>
          <table:table-cell office:value-type="string" calcext:value-type="string">
            <text:p>http://www.tme.eu/en/details/rfm02_433s2/rf-communication-modules/hope-microelectronics/rfm02-433s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25018</text:p>
          </table:table-cell>
          <table:table-cell office:value-type="float" office:value="0.366" calcext:value-type="float">
            <text:p>0.366</text:p>
          </table:table-cell>
          <table:table-cell table:formula="of:=[.F6]*[.B6]" office:value-type="float" office:value="0.366" calcext:value-type="float">
            <text:p>0.36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8T-104E/L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144301</text:p>
          </table:table-cell>
          <table:table-cell office:value-type="float" office:value="0.115" calcext:value-type="float">
            <text:p>0.115</text:p>
          </table:table-cell>
          <table:table-cell table:formula="of:=[.F7]*[.B7]" office:value-type="float" office:value="0.115" calcext:value-type="float">
            <text:p>0.11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93DGK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ttery contac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KEYS5201</text:p>
          </table:table-cell>
          <table:table-cell office:value-type="float" office:value="0.1811" calcext:value-type="float">
            <text:p>0.1811</text:p>
          </table:table-cell>
          <table:table-cell table:formula="of:=[.F8]*[.B8]" office:value-type="float" office:value="0.7244" calcext:value-type="float">
            <text:p>0.7244</text:p>
          </table:table-cell>
          <table:table-cell office:value-type="string" calcext:value-type="string">
            <text:p>KEYSTONE</text:p>
          </table:table-cell>
          <table:table-cell office:value-type="float" office:value="5201" calcext:value-type="float">
            <text:p>5201</text:p>
          </table:table-cell>
          <table:table-cell/>
          <table:table-cell office:value-type="string" calcext:value-type="string">
            <text:p>http://www.tme.eu/lt/details/keys5201/baterijos-deklai-ir-laikikliai/keystone/5201/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[.F9]*[.B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0]*[.B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1]*[.B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2]*[.B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3]*[.B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4]*[.B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5]*[.B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6]*[.B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7]*[.B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8]*[.B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9]*[.B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0]*[.B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1]*[.B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2]*[.B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3]*[.B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4]*[.B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5]*[.B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6]*[.B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7]*[.B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8]*[.B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29]*[.B29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G2:.G29])" office:value-type="float" office:value="25.1934" calcext:value-type="float">
            <text:p>25.193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20" office:value-type="float" office:value="503.868" calcext:value-type="float">
            <text:p>503.86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3-04T12:46:00.871931622</meta:creation-date>
    <dc:date>2016-03-06T14:14:01.071688629</dc:date>
    <dc:creator>miceuz </dc:creator>
    <meta:editing-duration>P2DT1H12M44S</meta:editing-duration>
    <meta:editing-cycles>9</meta:editing-cycles>
    <meta:generator>LibreOffice/4.4.3.2$Linux_X86_64 LibreOffice_project/40m0$Build-2</meta:generator>
    <meta:document-statistic meta:table-count="1" meta:cell-count="100" meta:object-count="0"/>
  </office:meta>
</office:document-meta>
</file>